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/>
    </style:style>
    <style:style style:name="P6" style:family="paragraph" style:parent-style-name="Standard">
      <style:text-properties officeooo:rsid="0011f0e5" officeooo:paragraph-rsid="0011f0e5" fo:background-color="transparent"/>
    </style:style>
    <style:style style:name="P7" style:family="paragraph" style:parent-style-name="Standard">
      <style:text-properties officeooo:rsid="0014d8f3" officeooo:paragraph-rsid="0014d8f3" fo:background-color="transparent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6">家居布置</text:p>
      <text:p text:style-name="P6"/>
      <text:p text:style-name="P7">1.<text:tab/>添加选择家具面板</text:p>
      <text:p text:style-name="P7">2.<text:tab/>获得家具的外部边界，红色，30%透明</text:p>
      <text:p text:style-name="P7">3.<text:tab/>获得鼠标位置，在鼠标所在位置绘制家具以及边框。</text:p>
      <text:p text:style-name="P7">4.<text:tab/>获得与鼠标相交的墙，地面，并高亮相交的面，为莹绿30%透明</text:p>
      <text:p text:style-name="P7">5.<text:tab/>放置家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12T16:26:10.768147878</dc:date>
    <meta:editing-duration>PT1H14M24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132" meta:character-count="322" meta:non-whitespace-character-count="307"/>
  </office:meta>
</office:document-meta>
</file>